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caf" officeooo:paragraph-rsid="0001fcaf"/>
    </style:style>
    <style:style style:name="P2" style:family="paragraph" style:parent-style-name="Standard">
      <style:text-properties officeooo:rsid="0004cc63" officeooo:paragraph-rsid="0004cc63"/>
    </style:style>
    <style:style style:name="P3" style:family="paragraph" style:parent-style-name="Standard">
      <style:text-properties officeooo:rsid="0004cc63" officeooo:paragraph-rsid="000603f5"/>
    </style:style>
    <style:style style:name="P4" style:family="paragraph" style:parent-style-name="Standard">
      <style:text-properties officeooo:rsid="0007e7dc" officeooo:paragraph-rsid="0007e7dc"/>
    </style:style>
    <style:style style:name="P5" style:family="paragraph" style:parent-style-name="Standard">
      <style:text-properties officeooo:rsid="000a9950" officeooo:paragraph-rsid="000a9950"/>
    </style:style>
    <style:style style:name="P6" style:family="paragraph" style:parent-style-name="Standard">
      <style:text-properties officeooo:rsid="000cf539" officeooo:paragraph-rsid="000cf539"/>
    </style:style>
    <style:style style:name="P7" style:family="paragraph" style:parent-style-name="Standard">
      <style:text-properties officeooo:rsid="000df890" officeooo:paragraph-rsid="000df890"/>
    </style:style>
    <style:style style:name="T1" style:family="text">
      <style:text-properties officeooo:rsid="0002257e"/>
    </style:style>
    <style:style style:name="T2" style:family="text">
      <style:text-properties officeooo:rsid="000405a6"/>
    </style:style>
    <style:style style:name="T3" style:family="text">
      <style:text-properties officeooo:rsid="000603f5"/>
    </style:style>
    <style:style style:name="T4" style:family="text">
      <style:text-properties officeooo:rsid="000be21a"/>
    </style:style>
    <style:style style:name="T5" style:family="text">
      <style:text-properties officeooo:rsid="001056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. cat /var/log</text:p>
      <text:p text:style-name="P1">. cat / etc/os-release </text:p>
      <text:p text:style-name="P1">. <text:span text:style-name="T1">kill <text:s/>370</text:span></text:p>
      <text:p text:style-name="P1">. <text:span text:style-name="T1">jobs =&gt; 1,2,….. fg 2 de mivôka aty am plan de ctrl +C </text:span></text:p>
      <text:p text:style-name="P1">. <text:span text:style-name="T1">date + ‘%D%H %:%M</text:span></text:p>
      <text:p text:style-name="P1">. <text:span text:style-name="T2">find /dossier/ -type f -mtime +28 (-exec cp -f {} /autre repertoires qu’on veut copier le fichier) =&gt; chercher de fichier exister plus de 28 heures dans ce dossier</text:span></text:p>
      <text:p text:style-name="P1"/>
      <text:p text:style-name="P2">.cp lista /usr/local/bin</text:p>
      <text:p text:style-name="P2"/>
      <text:p text:style-name="P3">…. <text:s text:c="2"/>&gt;&gt; <text:s/>: <text:span text:style-name="T3">mi-affecte resultat commande any am ligne farany @ilay fichier</text:span></text:p>
      <text:p text:style-name="P3"><text:span text:style-name="T3">exp : echo « Asmine Miriame » &gt;&gt; <text:s/>etudiant.txt </text:span><text:s/></text:p>
      <text:p text:style-name="P3"/>
      <text:p text:style-name="P3">…. &gt; : <text:span text:style-name="T3">modifie le fichier </text:span></text:p>
      <text:p text:style-name="P4"/>
      <text:p text:style-name="P4">****Permission</text:p>
      <text:p text:style-name="P4">Fichier :</text:p>
      <text:p text:style-name="P4">On peut lire, modifier, executer</text:p>
      <text:p text:style-name="P4"/>
      <text:p text:style-name="P4">Dossier :</text:p>
      <text:p text:style-name="P4">il autorise l’affichage du contenu du répertoire</text:p>
      <text:p text:style-name="P4">il autorise la création, suppression et changement de nom de fichier qui contient</text:p>
      <text:p text:style-name="P4">il autorise <text:s/>le traverser du répertoire</text:p>
      <text:p text:style-name="P4"/>
      <text:p text:style-name="P5">**getfacl -R : mijery dossier ao anatin’ny dossier(recursive)</text:p>
      <text:p text:style-name="P5"/>
      <text:p text:style-name="P5">#RUNLEVEL </text:p>
      <text:p text:style-name="P5">=&gt; permet de gerer système linux</text:p>
      <text:p text:style-name="P5">Exp : pour étteindre machine : -runlevel 0</text:p>
      <text:p text:style-name="P5"><text:tab/><text:span text:style-name="T4">runlevel 1 : single user</text:span></text:p>
      <text:p text:style-name="P5"><text:tab/><text:span text:style-name="T4">runlevel 2-5 : mode multi-utilisateur</text:span></text:p>
      <text:p text:style-name="P5"><text:tab/><text:span text:style-name="T4">runlevel 6 : redemarrage 6 </text:span></text:p>
      <text:p text:style-name="P6">S/démarrer la service , K : kill</text:p>
      <text:p text:style-name="P6"/>
      <text:p text:style-name="P6">*** watch w <text:s/>=&gt; mijery olona izay connecté @Machine</text:p>
      <text:p text:style-name="P6"/>
      <text:p text:style-name="P7">systemctl = system<text:span text:style-name="T5">ct</text:span>l list-units =&gt; miliste processus na service mandeha ao ambadika ao</text:p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08:45:41.271814563</meta:creation-date>
    <dc:date>2025-03-18T21:16:03.504196352</dc:date>
    <meta:editing-duration>PT3H14M35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27" meta:word-count="192" meta:character-count="1098" meta:non-whitespace-character-count="915"/>
  </office:meta>
</office:document-meta>
</file>